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Gradient_20_7" draw:textarea-horizontal-align="justify" draw:textarea-vertical-align="middle" draw:auto-grow-height="false" fo:min-height="1.25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cm" fo:min-width="2.5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top" draw:auto-grow-height="false" fo:min-height="2.75cm" fo:min-width="1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1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8" style:family="graphic" style:parent-style-name="standard">
      <style:graphic-properties draw:fill-gradient-name="Gradient_20_3" draw:textarea-horizontal-align="justify" draw:textarea-vertical-align="middle" draw:auto-grow-height="false" fo:min-height="0.626cm" fo:min-width="0cm"/>
      <style:paragraph-properties style:writing-mode="lr-tb"/>
    </style:style>
    <style:style style:name="gr9" style:family="graphic" style:parent-style-name="standard">
      <style:graphic-properties draw:fill-gradient-name="Gradient_20_3" draw:textarea-horizontal-align="justify" draw:textarea-vertical-align="middle" draw:auto-grow-height="false" fo:min-height="0.625cm" fo:min-width="0cm"/>
      <style:paragraph-properties style:writing-mode="lr-tb"/>
    </style:style>
    <style:style style:name="gr10" style:family="graphic" style:parent-style-name="standard">
      <style:graphic-properties draw:fill-gradient-name="Gradient_20_5" draw:textarea-horizontal-align="justify" draw:textarea-vertical-align="middle" draw:auto-grow-height="false" fo:min-height="0.552cm" fo:min-width="0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top" draw:auto-grow-height="false" fo:min-height="2.75cm" fo:min-width="7.5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top" draw:auto-grow-height="false" fo:min-height="2.75cm" fo:min-width="8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7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7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top" draw:auto-grow-height="false" fo:min-height="2.75cm" fo:min-width="3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75cm" fo:min-width="3.75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75cm" fo:min-width="3.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3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gradient-name="Gradient_20_7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gradient-name="Gradient_20_3"/>
      <style:paragraph-properties fo:text-align="center" style:writing-mode="lr-tb"/>
    </style:style>
    <style:style style:name="P5" style:family="paragraph">
      <loext:graphic-properties draw:fill-gradient-name="Gradient_20_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1.5cm" svg:x="7.5cm" svg:y="4.7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3cm" svg:y="18cm">
          <text:p text:style-name="P1">Tim5, Prio 9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25cm" svg:x="3cm" svg:y="15.75cm">
          <text:p text:style-name="P1">RTIC OS, Prio 99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3cm" svg:x="3cm" svg:y="10cm">
          <text:p text:style-name="P3">DevModel, Prio 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cm" svg:height="1cm" svg:x="3.5cm" svg:y="11cm">
          <text:p text:style-name="P1">Core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cm" svg:y="18cm">
          <text:p text:style-name="P1">Gpio, Prio 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75cm" svg:height="1cm" svg:x="7cm" svg:y="18cm">
          <text:p text:style-name="P1">CAN, Prio 1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5cm" svg:height="1cm" svg:x="13.25cm" svg:y="18cm">
          <text:p text:style-name="P1">Adc, Prio 7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9cm" svg:height="1cm" svg:x="11.001cm" svg:y="17cm">
          <text:p text:style-name="P1">q_key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0.999cm" svg:height="0.999cm" svg:x="14.001cm" svg:y="17.001cm">
          <text:p text:style-name="P1">q_bright_mea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999cm" svg:height="1cm" svg:x="8cm" svg:y="17cm">
          <text:p text:style-name="P1">q_laru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cm" svg:height="1cm" svg:x="4cm" svg:y="17cm">
          <text:p text:style-name="P1">direc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3" draw:layer="layout" svg:width="8cm" svg:height="3cm" svg:x="3cm" svg:y="6cm">
          <text:p text:style-name="P3">DevLcdView, Prio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cm" svg:height="3cm" svg:x="7cm" svg:y="14cm">
          <text:p>DevController, Prio 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cm" svg:x="7.5cm" svg:y="15cm">
          <text:p text:style-name="P1">CoreControll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11cm" svg:y="13cm">
          <text:p text:style-name="P1">direc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5" draw:layer="layout" svg:width="1cm" svg:height="1cm" svg:x="6.5cm" svg:y="9cm">
          <text:p text:style-name="P1">direc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7.5cm" svg:height="1cm" svg:x="3.25cm" svg:y="7cm">
          <text:p text:style-name="P1">CoreLcdView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25cm" svg:height="3cm" svg:x="11.75cm" svg:y="6.001cm">
          <text:p text:style-name="P3">DevSoundView, Prio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cm" svg:height="1cm" svg:x="13.25cm" svg:y="9.001cm">
          <text:p text:style-name="P1">direc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3.5cm" svg:height="1cm" svg:x="12.25cm" svg:y="7.001cm">
          <text:p text:style-name="P1">CoreSoundView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25cm" svg:height="1cm" svg:x="11.75cm" svg:y="4cm">
          <text:p text:style-name="P1">CAN, Prio 1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9cm" svg:height="1cm" svg:x="13.25cm" svg:y="5cm">
          <text:p text:style-name="P1">q_sound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3.75cm" svg:height="1cm" svg:x="7.25cm" svg:y="4cm">
          <text:p text:style-name="P1">DMA (LCD), Prio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1.25cm" svg:x="3cm" svg:y="14cm">
          <text:p text:style-name="P1">Idle, Prio 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cm" svg:x="6cm" svg:y="14cm">
          <text:p text:style-name="P1">q_flash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3.75cm" svg:height="1cm" svg:x="3cm" svg:y="4cm">
          <text:p text:style-name="P1">Tim2, Prio 7 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99cm" svg:height="0.999cm" svg:x="4cm" svg:y="5.001cm">
          <text:p text:style-name="P1">q_bright_se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ee6ef" draw:end-color="#729fcf" draw:start-intensity="100%" draw:end-intensity="100%" draw:angle="0deg" draw:border="0%"/>
    <draw:gradient draw:name="Gradient_20_3" draw:display-name="Gradient 3" draw:style="linear" draw:start-color="#fff5ce" draw:end-color="#ffd428" draw:start-intensity="100%" draw:end-intensity="100%" draw:angle="0deg" draw:border="0%"/>
    <draw:gradient draw:name="Gradient_20_5" draw:display-name="Gradient 5" draw:style="linear" draw:start-color="#ffdbb6" draw:end-color="#ff972f" draw:start-intensity="100%" draw:end-intensity="100%" draw:angle="0deg" draw:border="0%"/>
    <draw:gradient draw:name="Gradient_20_7" draw:display-name="Gradient 7" draw:style="linear" draw:start-color="#dee7e5" draw:end-color="#81aca6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13:38:02.586000000</meta:creation-date>
    <dc:date>2023-05-26T16:21:05.579978857</dc:date>
    <meta:editing-duration>PT1H2M35S</meta:editing-duration>
    <meta:editing-cycles>6</meta:editing-cycles>
    <meta:generator>LibreOffice/7.3.7.2$Linux_X86_64 LibreOffice_project/30$Build-2</meta:generator>
    <meta:document-statistic meta:object-count="28"/>
  </office:meta>
</office:document-meta>
</file>